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26f9a" officeooo:paragraph-rsid="00126f9a"/>
    </style:style>
    <style:style style:name="P2" style:family="paragraph" style:parent-style-name="Subtitle">
      <style:paragraph-properties fo:text-align="center" style:justify-single-word="false"/>
      <style:text-properties officeooo:rsid="00126f9a" officeooo:paragraph-rsid="00126f9a"/>
    </style:style>
    <style:style style:name="P3" style:family="paragraph" style:parent-style-name="Title">
      <style:paragraph-properties fo:text-align="center" style:justify-single-word="false"/>
      <style:text-properties officeooo:rsid="00126f9a" officeooo:paragraph-rsid="00126f9a"/>
    </style:style>
    <style:style style:name="P4" style:family="paragraph" style:parent-style-name="Text_20_body">
      <style:paragraph-properties fo:text-align="justify" style:justify-single-word="false"/>
      <style:text-properties officeooo:rsid="001545e8" officeooo:paragraph-rsid="001545e8"/>
    </style:style>
    <style:style style:name="P5" style:family="paragraph" style:parent-style-name="Text_20_body">
      <style:paragraph-properties fo:text-align="justify" style:justify-single-word="false"/>
      <style:text-properties officeooo:rsid="001545e8" officeooo:paragraph-rsid="0030cf9c"/>
    </style:style>
    <style:style style:name="P6" style:family="paragraph" style:parent-style-name="Text_20_body">
      <style:paragraph-properties fo:text-align="justify" style:justify-single-word="false"/>
      <style:text-properties officeooo:paragraph-rsid="00126f9a"/>
    </style:style>
    <style:style style:name="P7" style:family="paragraph" style:parent-style-name="Text_20_body">
      <style:paragraph-properties fo:text-align="justify" style:justify-single-word="false"/>
      <style:text-properties officeooo:paragraph-rsid="001545e8"/>
    </style:style>
    <style:style style:name="P8" style:family="paragraph" style:parent-style-name="Text_20_body">
      <style:paragraph-properties fo:text-align="justify" style:justify-single-word="false"/>
      <style:text-properties officeooo:rsid="0013895f" officeooo:paragraph-rsid="0013895f"/>
    </style:style>
    <style:style style:name="P9" style:family="paragraph" style:parent-style-name="Text_20_body">
      <style:paragraph-properties fo:text-align="justify" style:justify-single-word="false"/>
      <style:text-properties officeooo:rsid="00147a05" officeooo:paragraph-rsid="00147a05"/>
    </style:style>
    <style:style style:name="P10" style:family="paragraph" style:parent-style-name="Text_20_body">
      <style:paragraph-properties fo:text-align="justify" style:justify-single-word="false"/>
      <style:text-properties officeooo:rsid="001603fb" officeooo:paragraph-rsid="001603fb"/>
    </style:style>
    <style:style style:name="P11" style:family="paragraph" style:parent-style-name="Text_20_body">
      <style:paragraph-properties fo:text-align="justify" style:justify-single-word="false"/>
      <style:text-properties officeooo:rsid="001603fb" officeooo:paragraph-rsid="0030cf9c"/>
    </style:style>
    <style:style style:name="P12" style:family="paragraph" style:parent-style-name="Text_20_body">
      <style:paragraph-properties fo:text-align="justify" style:justify-single-word="false"/>
      <style:text-properties officeooo:rsid="001603fb" officeooo:paragraph-rsid="00328c29"/>
    </style:style>
    <style:style style:name="P13" style:family="paragraph" style:parent-style-name="Text_20_body">
      <style:paragraph-properties fo:text-align="justify" style:justify-single-word="false"/>
      <style:text-properties officeooo:rsid="001603fb" officeooo:paragraph-rsid="0036bed3"/>
    </style:style>
    <style:style style:name="P14" style:family="paragraph" style:parent-style-name="Text_20_body">
      <style:text-properties officeooo:rsid="00171685" officeooo:paragraph-rsid="00171685"/>
    </style:style>
    <style:style style:name="P15" style:family="paragraph" style:parent-style-name="Text_20_body">
      <style:paragraph-properties fo:text-align="justify" style:justify-single-word="false"/>
      <style:text-properties officeooo:rsid="00171685" officeooo:paragraph-rsid="00171685"/>
    </style:style>
    <style:style style:name="P16" style:family="paragraph" style:parent-style-name="Text_20_body">
      <style:paragraph-properties fo:text-align="justify" style:justify-single-word="false"/>
      <style:text-properties officeooo:rsid="00328c29" officeooo:paragraph-rsid="00328c29"/>
    </style:style>
    <style:style style:name="P17" style:family="paragraph" style:parent-style-name="Text_20_body">
      <style:paragraph-properties fo:text-align="justify" style:justify-single-word="false"/>
      <style:text-properties officeooo:rsid="0039ae8f" officeooo:paragraph-rsid="0039ae8f"/>
    </style:style>
    <style:style style:name="P18" style:family="paragraph" style:parent-style-name="Text_20_body">
      <style:paragraph-properties fo:text-align="justify" style:justify-single-word="false"/>
      <style:text-properties officeooo:rsid="0017392f" officeooo:paragraph-rsid="0017392f"/>
    </style:style>
    <style:style style:name="P19" style:family="paragraph" style:parent-style-name="Text_20_body">
      <style:paragraph-properties fo:text-align="justify" style:justify-single-word="false"/>
      <style:text-properties officeooo:rsid="0048ad8b" officeooo:paragraph-rsid="0048ad8b"/>
    </style:style>
    <style:style style:name="P20" style:family="paragraph" style:parent-style-name="Text_20_body">
      <style:paragraph-properties fo:text-align="justify" style:justify-single-word="false"/>
      <style:text-properties officeooo:rsid="0048bf5e" officeooo:paragraph-rsid="0048bf5e"/>
    </style:style>
    <style:style style:name="P21" style:family="paragraph" style:parent-style-name="Text_20_body">
      <style:paragraph-properties fo:text-align="justify" style:justify-single-word="false"/>
      <style:text-properties officeooo:rsid="0036bed3" officeooo:paragraph-rsid="00328c29"/>
    </style:style>
    <style:style style:name="P22" style:family="paragraph" style:parent-style-name="Heading_20_1">
      <style:paragraph-properties fo:text-align="justify" style:justify-single-word="false"/>
      <style:text-properties officeooo:rsid="00126f9a" officeooo:paragraph-rsid="00126f9a"/>
    </style:style>
    <style:style style:name="P23" style:family="paragraph" style:parent-style-name="Heading_20_1">
      <style:paragraph-properties fo:text-align="justify" style:justify-single-word="false"/>
      <style:text-properties officeooo:rsid="001545e8" officeooo:paragraph-rsid="001545e8"/>
    </style:style>
    <style:style style:name="P24" style:family="paragraph" style:parent-style-name="Heading_20_1">
      <style:text-properties officeooo:rsid="00171685" officeooo:paragraph-rsid="00171685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01545e8" officeooo:paragraph-rsid="001545e8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171685" officeooo:paragraph-rsid="00171685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rsid="003cc1e8" officeooo:paragraph-rsid="003cc1e8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rsid="00418911" officeooo:paragraph-rsid="00418911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rsid="00418911" officeooo:paragraph-rsid="0041da5d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41da5d" officeooo:paragraph-rsid="0041da5d"/>
    </style:style>
    <style:style style:name="T1" style:family="text">
      <style:text-properties officeooo:rsid="00126f9a"/>
    </style:style>
    <style:style style:name="T2" style:family="text">
      <style:text-properties officeooo:rsid="0013895f"/>
    </style:style>
    <style:style style:name="T3" style:family="text">
      <style:text-properties officeooo:rsid="00147a05"/>
    </style:style>
    <style:style style:name="T4" style:family="text">
      <style:text-properties officeooo:rsid="001545e8"/>
    </style:style>
    <style:style style:name="T5" style:family="text">
      <style:text-properties officeooo:rsid="001603fb"/>
    </style:style>
    <style:style style:name="T6" style:family="text">
      <style:text-properties officeooo:rsid="00171685"/>
    </style:style>
    <style:style style:name="T7" style:family="text">
      <style:text-properties officeooo:rsid="00223294"/>
    </style:style>
    <style:style style:name="T8" style:family="text">
      <style:text-properties officeooo:rsid="0023ed4e"/>
    </style:style>
    <style:style style:name="T9" style:family="text">
      <style:text-properties officeooo:rsid="0026a525"/>
    </style:style>
    <style:style style:name="T10" style:family="text">
      <style:text-properties officeooo:rsid="0026fbe6"/>
    </style:style>
    <style:style style:name="T11" style:family="text">
      <style:text-properties officeooo:rsid="002b3ea0"/>
    </style:style>
    <style:style style:name="T12" style:family="text">
      <style:text-properties officeooo:rsid="002c91eb"/>
    </style:style>
    <style:style style:name="T13" style:family="text">
      <style:text-properties officeooo:rsid="002cd567"/>
    </style:style>
    <style:style style:name="T14" style:family="text">
      <style:text-properties officeooo:rsid="002e9087"/>
    </style:style>
    <style:style style:name="T15" style:family="text">
      <style:text-properties officeooo:rsid="002f802b"/>
    </style:style>
    <style:style style:name="T16" style:family="text">
      <style:text-properties officeooo:rsid="00328c29"/>
    </style:style>
    <style:style style:name="T17" style:family="text">
      <style:text-properties officeooo:rsid="00343463"/>
    </style:style>
    <style:style style:name="T18" style:family="text">
      <style:text-properties officeooo:rsid="0034df98"/>
    </style:style>
    <style:style style:name="T19" style:family="text">
      <style:text-properties officeooo:rsid="0036bed3"/>
    </style:style>
    <style:style style:name="T20" style:family="text">
      <style:text-properties officeooo:rsid="003889d3"/>
    </style:style>
    <style:style style:name="T21" style:family="text">
      <style:text-properties officeooo:rsid="00394036"/>
    </style:style>
    <style:style style:name="T22" style:family="text">
      <style:text-properties officeooo:rsid="003b033d"/>
    </style:style>
    <style:style style:name="T23" style:family="text">
      <style:text-properties officeooo:rsid="003cc1e8"/>
    </style:style>
    <style:style style:name="T24" style:family="text">
      <style:text-properties fo:color="#c9211e" loext:opacity="100%"/>
    </style:style>
    <style:style style:name="T25" style:family="text">
      <style:text-properties officeooo:rsid="003e66d9"/>
    </style:style>
    <style:style style:name="T26" style:family="text">
      <style:text-properties officeooo:rsid="00423322"/>
    </style:style>
    <style:style style:name="T27" style:family="text">
      <style:text-properties officeooo:rsid="00436628"/>
    </style:style>
    <style:style style:name="T28" style:family="text">
      <style:text-properties officeooo:rsid="004405b5"/>
    </style:style>
    <style:style style:name="T29" style:family="text">
      <style:text-properties officeooo:rsid="00466d28"/>
    </style:style>
    <style:style style:name="T30" style:family="text">
      <style:text-properties officeooo:rsid="004748ac"/>
    </style:style>
    <style:style style:name="T31" style:family="text">
      <style:text-properties officeooo:rsid="0048a20e"/>
    </style:style>
    <style:style style:name="T32" style:family="text">
      <style:text-properties officeooo:rsid="0048ad8b"/>
    </style:style>
    <style:style style:name="T33" style:family="text">
      <style:text-properties officeooo:rsid="0048bf5e"/>
    </style:style>
    <style:style style:name="T34" style:family="text">
      <style:text-properties officeooo:rsid="004d3d0d"/>
    </style:style>
    <style:style style:name="T35" style:family="text">
      <style:text-properties officeooo:rsid="004f70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niaula #002</text:p>
      <text:p text:style-name="P2"><text:span text:style-name="T3">Módulos</text:span> e vetores</text:p>
      <text:p text:style-name="P1"/>
      <text:h text:style-name="P22" text:outline-level="1">Introdução</text:h>
      <text:p text:style-name="P6"/>
      <text:p text:style-name="P6">“<text:span text:style-name="T1">Olá pessoal, vamos primeiro a (obrigatória) introdução: Eu sou Filipe Sá, colega de vocês do curso de </text:span><text:span text:style-name="T34">Técnico em </text:span><text:span text:style-name="T1">Desenvolvimento de Sistemas – Turma 85597, e sejam bem-vindos a nossa miniaula 2. Nela, vamos revisar os conceitos aprendidos na seguinte ordem: funções, e vetores. Para ajudar, vamos reutilizar o código utilizado na miniaula 1, e quem desejar, disponibilizo esse e os outros códigos utilizados hoje no nosso grupo do WhatsApp. </text:span><text:span text:style-name="T32">Peço que, em caso de dúvida</text:span><text:span text:style-name="T35">s</text:span><text:span text:style-name="T32">, aguardem até o final da apresentação para fazê-la</text:span><text:span text:style-name="T35">s</text:span><text:span text:style-name="T32"> no momento certo. V</text:span><text:span text:style-name="T1">amos começar primeiro revisando o que o nosso código da miniaula 1 faz.</text:span></text:p>
      <text:p text:style-name="P1"/>
      <text:h text:style-name="P22" text:outline-level="1">Revisão da miniaula 1</text:h>
      <text:p text:style-name="P6"/>
      <text:p text:style-name="P1">[Abrindo o código – <text:span text:style-name="T2">Destaca as variáveis globais</text:span>]</text:p>
      <text:p text:style-name="P8">Esse código tem como finalidade executar as cinco operações básicas que aprendemos a fazer usando os operadores aritméticos Como estamos vendo, temos nossas variáveis inicializadas no escopo global do código, para que elas possam ser executadas em vários processos do código. ‘<text:span text:style-name="T4">n</text:span>ome’ serve para pegar o nome do usuário, ‘opcao’ serve para determinar qual operação será feita, ‘num1’ e ‘num2’ recebem números que o usuário entrar, ‘res’ será o resultado da operação escolhida entre ‘num1’ e ‘num2’, e finalmente ‘cont’ <text:span text:style-name="T4">informará</text:span> quantas vezes foi feita alguma operação básica.</text:p>
      <text:p text:style-name="P8">[Ir para a linha 20]</text:p>
      <text:p text:style-name="P8">Aqui que é onde o nosso código executa as operações. Foi criado um laço de repetição usando ‘faca-enquanto’, que só será interrompido caso o valor de ‘opcao’ seja equivalente a ‘0’.</text:p>
      <text:p text:style-name="P8">[Ir para a linha 98]</text:p>
      <text:p text:style-name="P8">Finalmente, Quando o usuário insere o valor ‘0’ para ‘opcao’, ele sai do laço e informa quantas operações foram executadas durante a execução do código. Fim.</text:p>
      <text:p text:style-name="P8"/>
      <text:p text:style-name="P9">Esse programa pode ser melhorado com o uso de “Modularização”, conceito de criar trechos de código bem definidos que serão repetidos várias vezes. Com esse conceito, nós faremos as “Funções”. Função é um módulo que produz apenas um valor de saída, mas recebendo (ou não), um ou mais valores de entrada. <text:span text:style-name="T4">Temos já disponível anotações com explicações mais detalhadas sobre </text:span><text:soft-page-break/><text:span text:style-name="T4">esse assunto, será disponibilizado para a turma. Vamos para a demonstração desses conceitos. </text:span><text:span text:style-name="T6">A</text:span><text:span text:style-name="T4">tenção que </text:span><text:span text:style-name="T6">veremos</text:span><text:span text:style-name="T4"> o código evoluindo em 3 versões, para </text:span><text:span text:style-name="T7">vermos</text:span><text:span text:style-name="T4"> como a modularização pode ajudar a tornar o código mais limpo e até mesmo fácil de ler.</text:span></text:p>
      <text:h text:style-name="P23" text:outline-level="1">Versão #001</text:h>
      <text:p text:style-name="P4"/>
      <text:p text:style-name="P5">Algumas modificações pequenas foram feitas, temos menos variáveis do que antes, mas isso não modifica a função principal do código. Vamos analisar o que foi modificado:</text:p>
      <text:p text:style-name="P5"><text:span text:style-name="T5">[Destacar cada trecho de código referente a cada ponto]</text:span>:</text:p>
      <text:list text:style-name="L1">
        <text:list-item>
          <text:p text:style-name="P25">A ‘funcao inicio ()’ agora possui apenas uma linha, <text:span text:style-name="T8">tendo</text:span> ‘menu ()’. Isso serve para chamar uma função chamada ‘menu’, e executará os comandos escritos nessa função;</text:p>
        </text:list-item>
        <text:list-item>
          <text:p text:style-name="P25">Após a ‘funcao inicio ()’, temos a declaração de nossa primeira função: ‘aguarde_contar_limpar’. Veja que ela foi escrita com o objetivo de fazer 3 operações bem específicas: Primeiro, aguarda 3 segundos. Segundo, incrementará um contador. Terceiro, limpar a tela. Fim da execução da função;</text:p>
        </text:list-item>
        <text:list-item>
          <text:p text:style-name="P25">Finalmente, temos a ‘funcao menu ()’. Veja aqui todo aquele código feito no nosso primeiro programa, sem modificar sua estrutura, ou sua execução.</text:p>
        </text:list-item>
      </text:list>
      <text:p text:style-name="P4">Conseguimos modularizar o nosso código, <text:span text:style-name="T5">e fizemos u</text:span><text:span text:style-name="T9">m</text:span><text:span text:style-name="T5"> extra: Conseguimos fazer com que a função ‘aguarde_contar_limpar’ seja usada dentro da função ‘menu’, </text:span><text:span text:style-name="T10">ou seja, aprendemos aqui que é possível chamar funções dentro de funções</text:span><text:span text:style-name="T5">. Porém, o</text:span>bserve que, existem certas partes desse código <text:span text:style-name="T5">com</text:span> trechos que são repetidos várias vezes. Se pudermos condensar/modular essas partes, conseguiremos simplificar ainda mais.</text:p>
      <text:p text:style-name="P4"/>
      <text:h text:style-name="P23" text:outline-level="1">Versão #002 </text:h>
      <text:p text:style-name="P7"/>
      <text:p text:style-name="P10">Nessa versão , é observado que as operações estão dedicadas em suas funções, com objetivo de limpar a função ‘menu’, dedicando ela apenas a servir seu propósito: Construir o menu de seleção do usuário, e selecionar a opção requisitada por ele. Sendo cada função destinada a executar apenas uma operação, peguemos por exemplo, a função ‘soma’.</text:p>
      <text:p text:style-name="P11">[Destacar trecho de código da função soma]</text:p>
      <text:p text:style-name="P12">Observe que agora estamos informando qual é o tipo dessa função, pois queremos que ela retorne um resultado. Entre parênteses, estamos especificando também os parâmetros <text:span text:style-name="T16">( que variáveis que serão usadas na função)</text:span>, que possuem nomes específicos e declaração de seus tipos. No bloco de execução, temos a operação <text:span text:style-name="T11">propriamente escrita</text:span>, e ao final dela, a palavra reservada ‘retorne’. É essa palavra <text:span text:style-name="T11">reservada</text:span> que indica que, ao final da execução da função, será esse o valor que será retornado <text:span text:style-name="T11">para o usuário</text:span>.</text:p>
      <text:p text:style-name="P16"><text:span text:style-name="T19">Observação: </text:span>Vocês devem ter notado que ‘soma’ possui definição de tipo, <text:span text:style-name="T17">tanto na função, como nos </text:span>parâmetros, diferente da função ‘aguarde_contar_limpar’. Essa última função tem 1 nome <text:soft-page-break/>especial – Procedimento. <text:span text:style-name="T17">P</text:span>rocedimento<text:span text:style-name="T17">s</text:span> <text:span text:style-name="T17">são</text:span> funç<text:span text:style-name="T17">ões</text:span> que, não possu<text:span text:style-name="T17">em</text:span> tipo, ou se possu<text:span text:style-name="T17">em</text:span>, é informado que seu tipo é ‘vazio’, e pode ou não possuir parâmetros. Os procedimentos são utilizados principalmente para executar blocos de comando, mas <text:span text:style-name="T18">que </text:span>não necessariamente retorna<text:span text:style-name="T18">m resultado para o</text:span> usuário.</text:p>
      <text:p text:style-name="P21">Voltando para a função ‘soma’, vamos ver agora aonde aquela variável que pedimos para retornar será de fato, retornada para o usuário.</text:p>
      <text:p text:style-name="P13">[Destacar trecho de código da linha 70]</text:p>
      <text:p text:style-name="P13">Aqui onde usaremos a nossa função ‘soma’. <text:span text:style-name="T20">E</text:span>la foi chamada mas está se passando outras variáveis, diferentes das especificadas na declaração da função ‘soma’. Isso não tem problema, a IDE compreende que ‘num1’ e ‘num2’, nessa ordem, são equivalentes a ‘snum1’ e ‘snum2’. <text:span text:style-name="T12">Quando a função ‘soma’ for chamada e utilizada, ‘snum1’ receberá o valor de ‘num1’, e ‘snum2’ receberá o valor de ‘num2’, e nossa função ‘soma’ será executada</text:span>. <text:span text:style-name="T21">E</text:span>sse comportamento é observado nas outras funções, <text:span text:style-name="T21">onde cada uma também possui nomes únicos.</text:span></text:p>
      <text:p text:style-name="P17">O código continua funcionando como planejado! Não temos alterações em sua funcionalidade, apenas em sua escrita que está até mais condensada. Mas ainda é possível condensar/modularizar ainda mais.</text:p>
      <text:h text:style-name="P24" text:outline-level="1">Versão #003 – Final</text:h>
      <text:p text:style-name="P14"/>
      <text:p text:style-name="P15"><text:span text:style-name="T22">T</text:span>emos agora a última versão de nosso código. Não difere muito da versão anterior, mas vamos aos detalhes:</text:p>
      <text:list text:style-name="L2">
        <text:list-item>
          <text:p text:style-name="P26">Foram criadas novas variáveis: ‘opcao_u’ serve para registrar a última operação realizada pelo programa (essa informação será exibida no final do código), e ‘ult_num[2]’, assim declarada pois é um vetor. Vetores são tipos de variáveis que guardam um conjunto de informações de mesmo tipo. ‘<text:span text:style-name="T23">2’ serve para indicar que, o vetor ‘ult_num’ possui tamanho de 2 espaços.</text:span> Ela servirá para demonstrar quais foram os últimos números inseridos pelo usuário;</text:p>
          <text:p text:style-name="P27">OBS: IMPORTANTE LEMBRAR QUE PARA FAZERMOS A INTERPRETAÇÃO E MANIPULAÇÃO DO VETOR, DEVEMOS COMPREENDER QUE ELE COMEÇA DA POSIÇÃO (TAMBÉM CHAMADO DE ÍNDICE) [0], E VAI ATÉ A POSIÇÃO [n – 1], OU SEJA, NO CASO DE ‘ult_num’, O VETOR POSSUI AS POSIÇÕES [0] E [1], <text:span text:style-name="T29">POÍS</text:span> SEU TAMANHO É <text:span text:style-name="T29">DE </text:span>2 <text:span text:style-name="T29">POSIÇÕES</text:span>. TEMOS COMO CONCLUSÃO: <text:span text:style-name="T24">“TAMANHO NÃO É POSIÇÃO. TAMANHO NÃO É ÍNDICE”</text:span>. <text:span text:style-name="T28">SE POR ACASO VOCÊ TENTAR MANIPULAR O VETOR, BUSCANDO ACESSAR O ÍNDICE DE 1 POSIÇÃO QUE SEJA MAIOR/MENOR QUE O ESPECIFICADO PARA ELE (ACESSAR O ÍNDICE [-3] OU [4] DO NOSSO VETOR ‘num_ult’ POR EXEMPLO), TEREMOS UM ERRO, POIS NÃO EXISTE ESPAÇO DE MEMÓRIA DEDICADO PARA ESSES ÍNDICES.</text:span></text:p>
          <text:p text:style-name="P28">[Abrir exemplo rápido de vetores]</text:p>
          <text:p text:style-name="P29"><text:span text:style-name="T28">E</text:span>sse exemplo temos na anotação de vetores disponibilizada no grupo. O objetivo dele é, apenas encontrar o número ‘2’ no vetor ‘num’, que já tem elementos declarados (entre os sinais de chaves). Para manipular vetores, <text:span text:style-name="T26">é ideal </text:span>usar o conceito de repetições. <text:span text:style-name="T28">C</text:span>riamos a <text:soft-page-break/>repetição, onde o ‘cont’ começa de ‘0’ (o início do vetor) e vai até ‘(n – 1)’, nesse caso ‘5’. A cada repetição é verificado se, na posição [cont], do vetor ‘num’ possui o número ‘2’. Quando ele encontrar ‘2’, incrementa outro contador (‘achou’), que servirá em uma outra verificação: Se ‘achou’ for equivalente a ‘1’, imprime que foi encontrado o valor, na posição referente a ele. <text:span text:style-name="T28">Fim do programa.</text:span></text:p>
          <text:p text:style-name="P30">Voltando agora para o nosso código de função:</text:p>
        </text:list-item>
        <text:list-item>
          <text:p text:style-name="P26">Como a todo momento está se requisitando a inserção de valores <text:span text:style-name="T25">para </text:span>o usuário, estamos criando aqui uma nova função chamada ‘pedir_numero’. Sua execução não difere tanto ao que se tinha antes;</text:p>
        </text:list-item>
        <text:list-item>
          <text:p text:style-name="P26">Pegando novamente a função ‘soma’ como exemplo, observe que foi feita uma pequena modificação: <text:span text:style-name="T26">C</text:span>ham<text:span text:style-name="T26">am</text:span>o<text:span text:style-name="T26">s</text:span> ‘ult_num[0]’ e d<text:span text:style-name="T26">amos</text:span> a ele o valor de ‘snum1’, e depois cham<text:span text:style-name="T26">am</text:span>o<text:span text:style-name="T26">s</text:span> ‘ult_num[1]’ e dou a ele o valor de ‘snum2’. Isso foi feito para armazenar o último número <text:span text:style-name="T13">inserido pelo</text:span> usuário <text:span text:style-name="T13">nas posições/índices [0] e [1] do vetor ‘ult_num’</text:span>. Isso poderia ser feito <text:span text:style-name="T30">com repetição</text:span>, <text:span text:style-name="T27">como visto no exemplo </text:span><text:span text:style-name="T30">anterior</text:span>;</text:p>
        </text:list-item>
        <text:list-item>
          <text:p text:style-name="P26">Criamos uma nova função, chamada ‘fim()’. Seu único objetivo é imprimir a mensagem de fim para o usuário, com as informações de quantas operações foram feitas, <text:span text:style-name="T14">quais foram os últimos números inseridos,</text:span> e qual foi a última operação feita. <text:span text:style-name="T31">Fim.</text:span></text:p>
        </text:list-item>
      </text:list>
      <text:p text:style-name="P18">E agora, <text:span text:style-name="T31">perceb</text:span>emos a implementação dessas mudanças: <text:span text:style-name="T31">A</text:span> implementação de ‘pedir_numero’ permitiu que a função ‘menu’ fique ainda mais resumido, fazendo agora que apenas sejam <text:span text:style-name="T31">chamadas</text:span> funções nele. Observe<text:span text:style-name="T31">m</text:span> que, <text:span text:style-name="T31">a d</text:span>eclaração ‘<text:span text:style-name="T15">pedir_numero’</text:span> <text:span text:style-name="T31">foi</text:span> feita <text:span text:style-name="T15">após ‘inicio’</text:span>, <text:span text:style-name="T31">mas </text:span>ela conseguiu ser chamada. Podemos então concluir que (ao menos na linguagem Portugol), não importa aonde seja declarada a função, ela será requisitada quando chamada. <text:span text:style-name="T15">Mas devemos lembrar que, essa declaração deve ser feito dentro do espaço ‘programa’.</text:span></text:p>
      <text:p text:style-name="P18"/>
      <text:p text:style-name="P19">Com isso, eu concluo a miniaula #002. Caso alguém tenha alguma dúvida, <text:span text:style-name="T33">o momento é agora de solucionar. Aguardarei até 5 minutos por perguntas.</text:span></text:p>
      <text:p text:style-name="P20">[Se não for feita nenhuma pergunta, ou caso não exista mais dúvidas]</text:p>
      <text:p text:style-name="P20">Espero que, eu tenha conseguido ajudar os colegas com essa explicação. Não esqueçam que temos exercícios para praticar os conhecimentos adquiridos, e temos colegas que podemos contar, caso ainda permaneça alguma dúvida. Não se sintam intimidados, ou envergonhados com dificuldades. Estamos juntos e cresceremos. Obrigado aos que compareceram, espero conseguir fazer mais miniaulas como essa, e desejo a todos um ótimo final de semana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09:11:12.966000000</meta:creation-date>
    <dc:date>2023-03-17T21:42:44.868000000</dc:date>
    <meta:editing-duration>PT7H49M20S</meta:editing-duration>
    <meta:editing-cycles>49</meta:editing-cycles>
    <meta:generator>LibreOffice/7.5.0.3$Windows_X86_64 LibreOffice_project/c21113d003cd3efa8c53188764377a8272d9d6de</meta:generator>
    <meta:document-statistic meta:table-count="0" meta:image-count="0" meta:object-count="0" meta:page-count="4" meta:paragraph-count="42" meta:word-count="1572" meta:character-count="9785" meta:non-whitespace-character-count="8259"/>
  </office:meta>
</office:document-meta>
</file>